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in" fo:margin-right="0in" fo:text-indent="0.4898in" style:auto-text-indent="false"/>
      <style:text-properties fo:language="de" fo:country="DE" fo:font-style="italic" style:font-style-asian="italic" style:font-style-complex="italic"/>
    </style:style>
    <style:style style:name="P4" style:family="paragraph" style:parent-style-name="Standard">
      <style:paragraph-properties fo:margin-left="0in" fo:margin-right="0in" fo:text-indent="0.4898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bold" style:font-name-asian="Times New Roman"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style:font-name-asian="Times New Roman" style:font-weight-asian="normal" style:font-weight-complex="normal"/>
    </style:style>
    <style:style style:name="T6" style:family="text">
      <style:text-properties style:text-position="super 58%"/>
    </style:style>
    <style:style style:name="T7" style:family="text">
      <style:text-properties style:font-name-asian="Times New Roman"/>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ES ON AUDITORY LSNM</text:p>
      <text:p text:style-name="Standard"><text:tab/>Section I. Setup</text:p>
      <text:p text:style-name="P2">There needs to be a pre-existing directory structure, described by Brent readme. It also appears that several files need to exist in <text:span text:style-name="T2">/code</text:span> in order for the makefile to be capable of compiling them, in order for the batch to run them.</text:p>
      <text:p text:style-name="P2">Brent's readme states the following:</text:p>
      <text:p text:style-name="P2"/>
      <text:p text:style-name="P4">Each<text:span text:style-name="T7"> </text:span>batch<text:span text:style-name="T7"> </text:span>job<text:span text:style-name="T7"> </text:span>runs<text:span text:style-name="T7"> </text:span>a<text:span text:style-name="T7"> </text:span>number<text:span text:style-name="T7"> </text:span>of<text:span text:style-name="T7"> </text:span>the<text:span text:style-name="T7"> </text:span>same<text:span text:style-name="T7"> </text:span>programs<text:span text:style-name="T7"> </text:span>which<text:span text:style-name="T7"> </text:span>must<text:span text:style-name="T7"> </text:span>be<text:span text:style-name="T7"> </text:span>made<text:span text:style-name="T7"> </text:span>so<text:span text:style-name="T7"> </text:span>that</text:p>
      <text:p text:style-name="P4">they<text:span text:style-name="T7"> </text:span>exist<text:span text:style-name="T7"> </text:span>in<text:span text:style-name="T7"> </text:span>your<text:span text:style-name="T7"> </text:span>/bin.<text:span text:style-name="T7"> <text:s/></text:span>Each<text:span text:style-name="T7"> </text:span>of<text:span text:style-name="T7"> </text:span>the<text:span text:style-name="T7"> </text:span>following<text:span text:style-name="T7"> </text:span>must<text:span text:style-name="T7"> </text:span>be<text:span text:style-name="T7"> </text:span>made<text:span text:style-name="T7"> </text:span>SEPARATELY,<text:span text:style-name="T7"> </text:span>not</text:p>
      <text:p text:style-name="P4">all<text:span text:style-name="T7"> </text:span>in<text:span text:style-name="T7"> </text:span>one<text:span text:style-name="T7"> </text:span>line<text:span text:style-name="T7"> </text:span>as<text:span text:style-name="T7"> </text:span>I<text:span text:style-name="T7"> </text:span>have<text:span text:style-name="T7"> </text:span>listed<text:span text:style-name="T7"> </text:span>below.</text:p>
      <text:p text:style-name="P4"/>
      <text:p text:style-name="P3">in<text:span text:style-name="T7"> </text:span>/code:</text:p>
      <text:p text:style-name="P3"/>
      <text:p text:style-name="P3">make<text:span text:style-name="T7"> </text:span>altgenw_au,<text:span text:style-name="T7"> </text:span>altgenw_L_au,<text:span text:style-name="T7"> </text:span>crossws_au,<text:span text:style-name="T7"> </text:span>crosswt_au_i,<text:span text:style-name="T7"> </text:span>genw_au,<text:span text:style-name="T7"> </text:span>mkattn_au</text:p>
      <text:p text:style-name="P3"/>
      <text:p text:style-name="P3">in<text:span text:style-name="T7"> </text:span>/code/netgen:</text:p>
      <text:p text:style-name="P3"/>
      <text:p text:style-name="P3">make<text:span text:style-name="T7"> </text:span>netgenC_au,<text:span text:style-name="T7"> </text:span>netgenC_L_au</text:p>
      <text:p text:style-name="P3"/>
      <text:p text:style-name="P3">in<text:span text:style-name="T7"> </text:span>/code/sim:</text:p>
      <text:p text:style-name="P3"/>
      <text:p text:style-name="P3">make<text:span text:style-name="T7"> </text:span>au_sim1</text:p>
      <text:p text:style-name="P3"/>
      <text:p text:style-name="P4">Note<text:span text:style-name="T7"> </text:span>that<text:span text:style-name="T7"> </text:span>there<text:span text:style-name="T7"> </text:span>are<text:span text:style-name="T7"> </text:span>other<text:span text:style-name="T7"> </text:span>programs<text:span text:style-name="T7"> </text:span>(*.cc<text:span text:style-name="T7"> </text:span>files)<text:span text:style-name="T7"> </text:span>that<text:span text:style-name="T7"> </text:span>exist<text:span text:style-name="T7"> </text:span>in<text:span text:style-name="T7"> </text:span>these</text:p>
      <text:p text:style-name="P4">directories.<text:span text:style-name="T7"> <text:s/></text:span>These<text:span text:style-name="T7"> </text:span>are<text:span text:style-name="T7"> </text:span>others<text:span text:style-name="T7"> </text:span>will<text:span text:style-name="T7"> </text:span>be<text:span text:style-name="T7"> </text:span>made<text:span text:style-name="T7"> </text:span>when<text:span text:style-name="T7"> </text:span>they<text:span text:style-name="T7"> </text:span>are<text:span text:style-name="T7"> </text:span>necessary.</text:p>
      <text:p text:style-name="P4"/>
      <text:p text:style-name="P2"><text:s/>Therefore, it appears that <text:span text:style-name="T2">code</text:span> should contain (before batch or make has been run) the following files:<text:line-break/><text:tab/>altgenw_au.cc (BASE)</text:p>
      <text:p text:style-name="P2"><text:tab/>altgenw_au.in</text:p>
      <text:p text:style-name="P2"><text:tab/>altgenw_L_au.cc (BASE)</text:p>
      <text:p text:style-name="P2"><text:tab/>altgenw_L_au.in</text:p>
      <text:p text:style-name="P2"><text:tab/>crossws_au.cc (BASE)</text:p>
      <text:p text:style-name="P2"><text:tab/>crossws_au.in</text:p>
      <text:p text:style-name="P2"><text:tab/>crosswt_au_i.cc (BASE)</text:p>
      <text:p text:style-name="P2"><text:tab/>crosswt_au_i.in</text:p>
      <text:p text:style-name="P2"><text:tab/>genw_au.cc (BASE) (NOTE: genw_au seems to create netgenC_au.in)</text:p>
      <text:p text:style-name="P2"><text:tab/>genw_au.in</text:p>
      <text:p text:style-name="P2"><text:tab/>mkattn_au.cc (BASE)</text:p>
      <text:p text:style-name="P2"><text:tab/>makefile</text:p>
      <text:p text:style-name="P2"><text:tab/>netgenC_au.in (see below for why this needs to be present)</text:p>
      <text:p text:style-name="P2"><text:tab/>netgenC_L_au.in (see below for why this needs to be present)</text:p>
      <text:p text:style-name="P2"/>
      <text:p text:style-name="P2">On top of this, it appears that the mkbatch*_au.(cc/in) files as well as itoa.o are needed in order to compile mkbatch* executables and therefore in order to make the batch files. </text:p>
      <text:p text:style-name="P2">It isn't entirely clear why mkattn_au doesn't have an in file (presumably there weren't enough variable parameters to warrant it?).</text:p>
      <text:p text:style-name="P2"/>
      <text:p text:style-name="P2">Before running make, we need to make sure that BASE directory is setup properly... Each *.cc file listed above needs to have this variable changed. The only *.in files that you might want to mess with <text:soft-page-break/>is mkbatch*_au.in because it has the directory where the final data will go after the batch finishes running. </text:p>
      <text:p text:style-name="P2"/>
      <text:p text:style-name="P2">-It appears from Brent's instructions that files are needed to run make netgenC_au, netgenC_L_au, and au_sim1, as well. While there ARE *.in files for the first 2 located in <text:span text:style-name="T2">code </text:span>(not in netgen, where they will be compiled) there are no *.cc files and no files for au_sim1.cc or .in anywhere. Looking at the makefile in netgen, I see that make netgenC_au is associated with unixmain.o and generateC_au.o. There are makes for both of these files, so I tried to just run make with the <text:span text:style-name="T2">netgen </text:span>makefile present... make netgenC_au requires unixmain.o, which in turn requires a few files to be present for the initial make: <text:line-break/><text:tab/>win.h: appears to hold definitions for certain unix commands, no notes</text:p>
      <text:p text:style-name="P2"><text:tab/>defs.h: appears to hold definitions for certain command options, no notes</text:p>
      <text:p text:style-name="P2"><text:tab/>structs.h: defines the network structure, mainly includes a struct called NetGenStruct that holds several variables, useless notes</text:p>
      <text:p text:style-name="P2"><text:tab/>decls.h: doesn't seem to do much, includes defs.h and contains 2 variables... again, no notes</text:p>
      <text:p text:style-name="P2"><text:tab/>unixmain.cc: main sim interface (may not actually be an interface with batches) it is fairly long and includes defs.h structs.h and decls.h. Contains a main script as well as 2 function defs. Has little notes.</text:p>
      <text:p text:style-name="P2"/>
      <text:p text:style-name="P2">So really we're just making the .o (i.e. Object) file from the unixmain.cc file and we need some def's to do it! Now we need to make sure the other stuff that netgenC_au needs to run make also exist. It needs unixmain.o, which we've already fixed and generateC_au.o... generateC_au.o needs the following files to run make.</text:p>
      <text:p text:style-name="P2"><text:tab/>win.h: already discussed</text:p>
      <text:p text:style-name="P2"><text:tab/>defs.h: ...</text:p>
      <text:p text:style-name="P2"><text:tab/>structs.h: ...</text:p>
      <text:p text:style-name="P2"><text:tab/>prototyp.h: brief code, much like the other .h files. Notes claim that it contains prototypes for message functions and for the network generator functions.</text:p>
      <text:p text:style-name="P2"><text:tab/>generateC_au.cc: obviously the thing we're actually trying to turn into an object... again no notes. Not really clear what this does. </text:p>
      <text:p text:style-name="P2">generateC_au.cc uses /code/netgenC_au.in as the BASE variable, so I moved that file over to <text:span text:style-name="T2">/code</text:span>... the .in file has some input parameters that aren't at all explained... So now that I've moved prototyp.h and generateC_au.cc (as well as the .in into the <text:span text:style-name="T2">/code</text:span> directory) make should work... Make netgenC_au results in the creation of the following files in <text:span text:style-name="T2">/code/netgen</text:span>: unixmain.o, generateC_au.o, as well as netgenC_au (executable) in the <text:span text:style-name="T2">/bin</text:span> directory. Next we need to be able to run make netgenC_L_au, which should be a fairly similar process.</text:p>
      <text:p text:style-name="P2"/>
      <text:p text:style-name="P2">-In the makefile, netgenC_L_au requires unixmain.o (already got it) and generateC_L_au.cc, which looks a lot like generateC_au.cc. Again, it has virtually no notes, but is clearly the left-side equivalent, allowing for dual-hemisphere simulations. Needs to have *BASE changed. Again, base refers to a .in located in <text:span text:style-name="T2">/code</text:span>, which I copied over. Running make netgenC_L_au should now work... generateC_L_au.o file now exists in <text:span text:style-name="T2">/code/netgen </text:span>and netgenC_L_au (executable) now exists in <text:span text:style-name="T2">/bin</text:span>. In conclusion the following files must be present in netgen BEFORE running make:</text:p>
      <text:p text:style-name="P2"><text:tab/>makefile (BASE variable)</text:p>
      <text:p text:style-name="P2"><text:tab/>win.h</text:p>
      <text:p text:style-name="P2"><text:tab/>defs.h</text:p>
      <text:p text:style-name="P2"><text:tab/>structs.h</text:p>
      <text:p text:style-name="P2"><text:tab/>decls.h</text:p>
      <text:p text:style-name="P2"><text:tab/>prototyp.h</text:p>
      <text:p text:style-name="P2"><text:soft-page-break/><text:tab/>unixmain.cc</text:p>
      <text:p text:style-name="P2"><text:tab/>generateC_au.cc (BASE variable)</text:p>
      <text:p text:style-name="P2"><text:tab/>generateC_L_au.cc (BASE variable)</text:p>
      <text:p text:style-name="P2"><text:tab/></text:p>
      <text:p text:style-name="P2">-So now we've taken care of the two netgen files that Brent's readme calls for. Next we need to take care of the one in <text:span text:style-name="T2">/sim</text:span>: au_sim1. First grab the makefile for this folder and change BASE. Make au_sim1 requires the following files:</text:p>
      <text:p text:style-name="P2"><text:tab/>actfuncs.o &lt;- win.h, simdefs.h, macros.h, classdef.h, externs.h, simproto.h, actfuncs.cc</text:p>
      <text:p text:style-name="P2"><text:tab/>init.o &lt;- ** init.cc</text:p>
      <text:p text:style-name="P2"><text:tab/>messages.o &lt;- ** messages.cc</text:p>
      <text:p text:style-name="P2"><text:tab/>outfuncs.o &lt;- ** outfuncs.cc</text:p>
      <text:p text:style-name="P2"><text:tab/>parsecxn.o &lt;- ** parsecxn.cc</text:p>
      <text:p text:style-name="P2"><text:tab/>parseset.o &lt;- ** parseset.cc</text:p>
      <text:p text:style-name="P2"><text:tab/>parse.o &lt;- ** parse.cc</text:p>
      <text:p text:style-name="P2"><text:tab/>siminit.o &lt;- ** siminit.cc</text:p>
      <text:p text:style-name="P2"><text:tab/>simlearn.o &lt;- ** simlearn.cc</text:p>
      <text:p text:style-name="P2"><text:tab/>simulate.o &lt;- ** simulate.cc</text:p>
      <text:p text:style-name="P2"><text:tab/>unixmain.o &lt;- ** simdecls.h, unixmain.cc</text:p>
      <text:p text:style-name="P2"><text:tab/>writeout.o &lt;- ** writeout.cc</text:p>
      <text:p text:style-name="P2"><text:tab/>win.o &lt;- ** win.cc </text:p>
      <text:p text:style-name="P2"><text:s/>** indicates where things already listed are required (mostly the .h files from actfuncs.o). The .cc and .h files will need to be copied over and checked for BASE variables... Didn't find BASE variables (using grep) in anything but makefile. Several of these files are fairly large and generally lack good documentation. So, now that you've transferred all of the *.cc and *.h files over, make au_sim1 should work... </text:p>
      <text:p text:style-name="P2">In summary, in order to run make au_sim1, the following files must be in your <text:span text:style-name="T2">code/sim</text:span> directory:</text:p>
      <text:p text:style-name="P2"><text:tab/>win.h:</text:p>
      <text:p text:style-name="P2"><text:tab/>simdefs.h:</text:p>
      <text:p text:style-name="P2"><text:tab/>macros.h:</text:p>
      <text:p text:style-name="P2"><text:tab/>classdef.h:</text:p>
      <text:p text:style-name="P2"><text:tab/>externs.h: </text:p>
      <text:p text:style-name="P2"><text:tab/>simproto.h: </text:p>
      <text:p text:style-name="P2"><text:tab/>simdecls.h: </text:p>
      <text:p text:style-name="P2"><text:tab/>actfuncs.cc:</text:p>
      <text:p text:style-name="P2"><text:tab/>init.cc:</text:p>
      <text:p text:style-name="P2"><text:tab/>messages.cc:</text:p>
      <text:p text:style-name="P2"><text:tab/>outfuncs.cc:</text:p>
      <text:p text:style-name="P2"><text:tab/>parsecxn.cc: </text:p>
      <text:p text:style-name="P2"><text:tab/>parseset.cc:</text:p>
      <text:p text:style-name="P2"><text:tab/>parse.cc:</text:p>
      <text:p text:style-name="P2"><text:tab/>siminit.cc:</text:p>
      <text:p text:style-name="P2"><text:tab/>simlearn.cc:</text:p>
      <text:p text:style-name="P2"><text:tab/>simulate.cc:</text:p>
      <text:p text:style-name="P2"><text:tab/>unixmain.cc:</text:p>
      <text:p text:style-name="P2"><text:tab/>writeout.cc:</text:p>
      <text:p text:style-name="P2"><text:tab/>win.cc:</text:p>
      <text:p text:style-name="P2"><text:tab/>makefile (BASE variable)</text:p>
      <text:p text:style-name="P2"/>
      <text:p text:style-name="P2">After running make au_sim1, the executable should be in <text:span text:style-name="T2">/bin</text:span> and *.o files should exist for the various <text:soft-page-break/>*.cc files in <text:span text:style-name="T2">code/sim</text:span>. Now, according the Brent README, we should be able to run a batch script!</text:p>
      <text:p text:style-name="P2"/>
      <text:p text:style-name="P2">COMMENTS: Clearly this initial setup could be smoother. A script that automatically sets up the skeleton of the directory system would be a good start. The next step for optimizing would be to have a script that automatically changes all of the BASE variables, or, even better, change these scripts to simply take base as an input or extrapolate it from their own directory location. Equally important is for any initial setup parameters that might need to be changed to be VERY clear. I have no idea what the different options in the makefile are (why is LIB0 set twice in a row?), and the *.in files aren't much better. Generally, all of these files need solid documentation that clearly explains what they do.</text:p>
      <text:p text:style-name="P2"/>
      <text:p text:style-name="P2"><text:tab/>Section II: Batch</text:p>
      <text:p text:style-name="P2">To begin with, I used batchb_au.cc. Take mkbatchb_au.cc (in <text:span text:style-name="T2">/code</text:span>) and change BASE... Also grab the .in file and itoa.cc (the make calls for itoa.o, which in turn requires itoa.cc to be made). This was mentioned in Section I, so if these are already present don't worry. mkbatchb_au.in also has a directory reference which is the dump location for the end result of the batch... make it something sensible. Now, the readme seems to suggest that if we managed to successfully run make on all these files we should be all set... let's run the batch step by step and see how far we get with the skeleton code we compiled in section I...</text:p>
      <text:p text:style-name="Standard"><text:span text:style-name="T4">First we need to compile the mkbatch executable, make the batch, and then run it as per README instructions. </text:span></text:p>
      <text:p text:style-name="Standard">When running <text:span text:style-name="T1">make mkbatchb_au</text:span> for the first time in a new directory setup. You need, at minimum, the Makefile for the /<text:span text:style-name="T2">data</text:span> directory, file “itoa.cc”, file “mkbatchb_au.cc”, and file “mkbatchb_au.in”. The BASE variable in mkbatchb_au.cc will need to be altered, and you will likely want to alter the dump directory in mkbatchb_au.in as well.</text:p>
      <text:p text:style-name="Standard">Upon running make mkbatchb_au: mkbatchb_au should show up in /<text:span text:style-name="T2">bin</text:span> as an executable (as long as you specified this in mkbatchb_au.cc). Also, itoa.o should exist in <text:span text:style-name="T2">/code. </text:span><text:span text:style-name="T4">As per Brent README instructions, the next step is to run ../bin/mkbatchb_au</text:span><text:span text:style-name="T5"> from within the </text:span><text:span text:style-name="T3">/code </text:span><text:span text:style-name="T5">directory. </text:span></text:p>
      <text:p text:style-name="Standard">Upon running mkbatchb_au for the first time, several new files appear in the /<text:span text:style-name="T2">data</text:span> directory:</text:p>
      <text:p text:style-name="Standard"><text:tab/>appb1 – contains inclusions for aurightlist.txt, auleftlist.txt, aucrosslist.txt and auseq1.rsb</text:p>
      <text:p text:style-name="Standard"><text:tab/><text:tab/>therefore I assume these files need to exist in the various folders they belong in...</text:p>
      <text:p text:style-name="Standard"><text:tab/>appb2 – same left right and cross as well as auseq2.rsb</text:p>
      <text:p text:style-name="Standard"><text:tab/>appb3 – same + auseq3.rsb</text:p>
      <text:p text:style-name="Standard"><text:tab/>batch_au – the batchfile</text:p>
      <text:p text:style-name="Standard"><text:span text:style-name="T4">README then instructs to cp batchb_au .. (copies to parent directory, where it will be run). Now, we can finally pop this sucker open. I will run it one line at a time and make notes as necessary.</text:span></text:p>
      <text:p text:style-name="Standard"><text:span text:style-name="T4"><text:tab/>-&gt; cd /home/deckerp/Software/LSNM/pearce_test/auditory/sfiles</text:span></text:p>
      <text:p text:style-name="Standard"><text:span text:style-name="T4"><text:tab/>-&gt; /home/deckerp/Software/LSNM/pearce_test/auditory/bin/mkattn_au hiattn_l.s 0.30</text:span></text:p>
      <text:p text:style-name="Standard"><text:span text:style-name="T4"><text:tab/><text:tab/>#attn file created (*.s) not really clear where/when this is used, though obviously it sets <text:tab/><text:tab/><text:tab/>an attention variable</text:span></text:p>
      <text:p text:style-name="Standard"><text:span text:style-name="T4"><text:tab/>-&gt; /home/deckerp/Software/LSNM/pearce_test/auditory/bin/mkattn_au loattn_l.s 0.30</text:span></text:p>
      <text:p text:style-name="Standard"><text:span text:style-name="T4"><text:tab/>-&gt; /home/deckerp/Software/LSNM/pearce_test/auditory/bin/mkattn_au loattn_r.s 0.05</text:span></text:p>
      <text:p text:style-name="Standard"><text:span text:style-name="T4"><text:tab/>-&gt; cd /home/deckerp/Software/LSNM/pearce_test/auditory</text:span></text:p>
      <text:p text:style-name="Standard"><text:span text:style-name="T4"><text:tab/>-&gt; rm auseq1.s</text:span></text:p>
      <text:p text:style-name="Standard"><text:span text:style-name="T4"><text:tab/><text:tab/>#appears to be unnecessary for the first run-through as this file doesn't exist yet</text:span></text:p>
      <text:p text:style-name="Standard"><text:span text:style-name="T4"><text:tab/>-&gt; cat weights/right/auright.s weights/left/auleft.sn code/appb1 &gt; auseq1.s</text:span></text:p>
      <text:p text:style-name="Standard"><text:span text:style-name="T4"><text:tab/><text:tab/>#states that </text:span><text:span text:style-name="T2">weights/right/auright.s</text:span><text:span text:style-name="T4"> and </text:span><text:span text:style-name="T2">weights/left/auleft.sn</text:span><text:span text:style-name="T4"> do not exist. This is likely a problem. According to readme, these folders should contain all possible connections in the form of *.ws files. Also notes that they can be regenerated (for cross) using crossws_au. So lets see what happens when we run crossws_au... It creates a ton of *.ws files that belong in the </text:span><text:span text:style-name="T2">/weights/cross</text:span><text:span text:style-name="T4"> </text:span><text:soft-page-break/><text:span text:style-name="T4">directory. README does not indicate how the *.ws files for left and right might be generated, so I copied them over. Nor is it clear why these aren't part of the batch or original files. The 2013 LSNM manual claims that a shell script named mkweights creates these, but I can't find it.</text:span></text:p>
      <text:p text:style-name="Standard"><text:span text:style-name="T4"><text:tab/>-&gt; rm code/appb1</text:span></text:p>
      <text:p text:style-name="Standard"><text:span text:style-name="T4"><text:tab/>-&gt; rm auseq2.s</text:span></text:p>
      <text:p text:style-name="Standard"><text:span text:style-name="T4"><text:tab/>-&gt; cat weights/right/auright.s weights/left/auleft.sn code/appb2 &gt; auseq2.s</text:span></text:p>
      <text:p text:style-name="Standard"><text:span text:style-name="T4"><text:tab/>-&gt; rm code/appb2</text:span></text:p>
      <text:p text:style-name="Standard"><text:span text:style-name="T4"><text:tab/>-&gt; rm auseq3.s</text:span></text:p>
      <text:p text:style-name="Standard"><text:span text:style-name="T4"><text:tab/>-&gt; cat weights/right/auright.s weights/left/auleft.sn code/appb3 &gt; auseq3.s</text:span></text:p>
      <text:p text:style-name="Standard"><text:span text:style-name="T4"><text:tab/>-&gt; rm code/appb3</text:span></text:p>
      <text:p text:style-name="Standard"><text:span text:style-name="T4"><text:tab/><text:tab/># now auseq1 2 and 3 are in /</text:span><text:span text:style-name="T2">auditory</text:span></text:p>
      <text:p text:style-name="Standard"><text:span text:style-name="T4"><text:tab/>-&gt; rm code/batchb_au</text:span></text:p>
      <text:p text:style-name="Standard"><text:span text:style-name="T4"><text:tab/>-&gt; cd /home/deckerp/Software/LSNM/pearce_test/auditory</text:span></text:p>
      <text:p text:style-name="Standard"><text:span text:style-name="T4"><text:tab/>-&gt; mkdir noisy</text:span></text:p>
      <text:p text:style-name="Standard"><text:span text:style-name="T4"><text:tab/>-&gt; cd /home/deckerp/Software/LSNM/pearce_test/auditory/code</text:span></text:p>
      <text:p text:style-name="Standard"><text:span text:style-name="T4"><text:tab/>-&gt; /home/deckerp/Software/LSNM/pearce_test/auditory/bin/altgenw_au 99 91 92 90 98 95 89 90 96 97 92 95 98</text:span></text:p>
      <text:p text:style-name="Standard"><text:span text:style-name="T4"><text:tab/>-&gt; echo Subject 1</text:span></text:p>
      <text:p text:style-name="Standard"><text:span text:style-name="T4"><text:tab/>-&gt; cd /home/deckerp/Software/LSNM/pearce_test/auditory/sfiles</text:span></text:p>
      <text:p text:style-name="Standard"><text:span text:style-name="T4"><text:tab/>-&gt; /home/deckerp/Software/LSNM/pearce_test/auditory/bin/mkattn_au hiattn_r.s 0.30</text:span></text:p>
      <text:p text:style-name="Standard"><text:span text:style-name="T4"><text:tab/>-&gt; cd /home/deckerp/Software/LSNM/pearce_test/auditory/weights/right</text:span></text:p>
      <text:p text:style-name="Standard"><text:span text:style-name="T4"><text:tab/>-&gt; foreach file (*.ws)</text:span></text:p>
      <text:p text:style-name="Standard"><text:span text:style-name="T4"><text:tab/>-&gt; <text:s text:c="2"/>/home/deckerp/Software/LSNM/pearce_test/auditory/bin/netgenC_au $file</text:span></text:p>
      <text:p text:style-name="Standard"><text:span text:style-name="T4"><text:tab/>-&gt; <text:s text:c="2"/>end</text:span></text:p>
      <text:p text:style-name="Standard"><text:span text:style-name="T4"><text:tab/>-&gt; cd ../left</text:span></text:p>
      <text:p text:style-name="Standard"><text:span text:style-name="T4"><text:tab/>-&gt; foreach file (*.ws)</text:span></text:p>
      <text:p text:style-name="Standard"><text:span text:style-name="T4"><text:tab/>-&gt; <text:s text:c="2"/>/home/deckerp/Software/LSNM/pearce_test/auditory/bin/netgenC_au $file</text:span></text:p>
      <text:p text:style-name="Standard"><text:span text:style-name="T4"><text:tab/>-&gt; <text:s text:c="2"/>end</text:span></text:p>
      <text:p text:style-name="Standard"><text:span text:style-name="T4"><text:tab/>-&gt; echo attn level: 0.30</text:span></text:p>
      <text:p text:style-name="Standard"><text:span text:style-name="T4"><text:tab/>-&gt; cd /home/deckerp/Software/LSNM/pearce_test/auditory/noisy</text:span></text:p>
      <text:p text:style-name="Standard"><text:span text:style-name="T4"><text:tab/>-&gt; mkdir b30</text:span></text:p>
      <text:p text:style-name="Standard"><text:span text:style-name="T4"><text:tab/>-&gt; cd /home/deckerp/Software/LSNM/pearce_test/auditory/weights/cross</text:span></text:p>
      <text:p text:style-name="Standard"><text:span text:style-name="T4"><text:tab/>-&gt; /home/deckerp/Software/LSNM/pearce_test/auditory/bin/crosswt_au_i netgenC_au</text:span></text:p>
      <text:p text:style-name="Standard"><text:span text:style-name="T4"><text:tab/>-&gt; chmod u+x sh_cross</text:span></text:p>
      <text:p text:style-name="Standard"><text:span text:style-name="T4"><text:tab/>-&gt; echo Building cross connections...</text:span></text:p>
      <text:p text:style-name="Standard"><text:span text:style-name="T4"><text:tab/>-&gt; sh_cross</text:span></text:p>
      <text:p text:style-name="Standard"><text:span text:style-name="T4"><text:tab/>-&gt; rm sh_cross</text:span></text:p>
      <text:p text:style-name="Standard"><text:span text:style-name="T4"><text:tab/>-&gt; cd /home/deckerp/Software/LSNM/pearce_test/auditory</text:span></text:p>
      <text:p text:style-name="Standard"><text:span text:style-name="T4"><text:tab/>-&gt; /home/deckerp/Software/LSNM/pearce_test/auditory/bin/au_sim1 auseq1</text:span></text:p>
      <text:p text:style-name="Standard"><text:span text:style-name="T4"><text:tab/>-&gt; gzip *.out</text:span></text:p>
      <text:p text:style-name="Standard"><text:span text:style-name="T4"><text:tab/>-&gt; cd noisy/b30</text:span></text:p>
      <text:p text:style-name="Standard"><text:span text:style-name="T4"><text:tab/>-&gt; mkdir trial1</text:span></text:p>
      <text:p text:style-name="Standard"><text:span text:style-name="T4"><text:tab/>-&gt; cd /home/deckerp/Software/LSNM/pearce_test/auditory</text:span></text:p>
      <text:p text:style-name="Standard"><text:span text:style-name="T4"><text:tab/>-&gt; mv spec_pet.m noisy/b30/trial1/</text:span></text:p>
      <text:p text:style-name="Standard"><text:span text:style-name="T4"><text:tab/>-&gt; mv *.out* noisy/b30/trial1/</text:span></text:p>
      <text:p text:style-name="Standard"><text:span text:style-name="T4"><text:tab/>-&gt; cp /home/deckerp/Software/LSNM/pearce_test/auditory/weights/cross/aucrosslist.txt noisy/b30/trial1/aucrosslist1.txt</text:span></text:p>
      <text:p text:style-name="Standard"><text:span text:style-name="T4"></text:span></text:p>
      <text:p text:style-name="Standard"><text:span text:style-name="T4"><text:tab/>-&gt; cd /home/deckerp/Software/LSNM/pearce_test/auditory/weights/cross</text:span></text:p>
      <text:p text:style-name="Standard"><text:soft-page-break/><text:span text:style-name="T4"><text:tab/>-&gt; /home/deckerp/Software/LSNM/pearce_test/auditory/bin/crosswt_au_i netgenC_au</text:span></text:p>
      <text:p text:style-name="Standard"><text:span text:style-name="T4"><text:tab/>-&gt; chmod u+x sh_cross</text:span></text:p>
      <text:p text:style-name="Standard"><text:span text:style-name="T4"><text:tab/>-&gt; echo Building cross connections...</text:span></text:p>
      <text:p text:style-name="Standard"><text:span text:style-name="T4"><text:tab/>-&gt; sh_cross</text:span></text:p>
      <text:p text:style-name="Standard"><text:span text:style-name="T4"><text:tab/>-&gt; rm sh_cross</text:span></text:p>
      <text:p text:style-name="Standard"><text:span text:style-name="T4"><text:tab/>-&gt; cd /home/deckerp/Software/LSNM/pearce_test/auditory</text:span></text:p>
      <text:p text:style-name="Standard"><text:span text:style-name="T4"><text:tab/>-&gt; /home/deckerp/Software/LSNM/pearce_test/auditory/bin/au_sim1 auseq2</text:span></text:p>
      <text:p text:style-name="Standard"><text:span text:style-name="T4"><text:tab/>-&gt; gzip *.out</text:span></text:p>
      <text:p text:style-name="Standard"><text:span text:style-name="T4"><text:tab/>-&gt; cd noisy/b30</text:span></text:p>
      <text:p text:style-name="Standard"><text:span text:style-name="T4"><text:tab/>-&gt; mkdir trial2</text:span></text:p>
      <text:p text:style-name="Standard"><text:span text:style-name="T4"><text:tab/>-&gt; cd /home/deckerp/Software/LSNM/pearce_test/auditory</text:span></text:p>
      <text:p text:style-name="Standard"><text:span text:style-name="T4"><text:tab/>-&gt; mv spec_pet.m noisy/b30/trial2/</text:span></text:p>
      <text:p text:style-name="Standard"><text:span text:style-name="T4"><text:tab/>-&gt; mv *.out* noisy/b30/trial2/</text:span></text:p>
      <text:p text:style-name="Standard"><text:span text:style-name="T4"><text:tab/>-&gt; cp /home/deckerp/Software/LSNM/pearce_test/auditory/weights/cross/aucrosslist.txt noisy/b30/trial2/aucrosslist2.txt</text:span></text:p>
      <text:p text:style-name="Standard"><text:span text:style-name="T4"></text:span></text:p>
      <text:p text:style-name="Standard"><text:span text:style-name="T4"><text:tab/>-&gt; cd /home/deckerp/Software/LSNM/pearce_test/auditory/weights/cross</text:span></text:p>
      <text:p text:style-name="Standard"><text:span text:style-name="T4"><text:tab/>-&gt; /home/deckerp/Software/LSNM/pearce_test/auditory/bin/crosswt_au_i netgenC_au</text:span></text:p>
      <text:p text:style-name="Standard"><text:span text:style-name="T4"><text:tab/>-&gt; chmod u+x sh_cross</text:span></text:p>
      <text:p text:style-name="Standard"><text:span text:style-name="T4"><text:tab/>-&gt; echo Building cross connections...</text:span></text:p>
      <text:p text:style-name="Standard"><text:span text:style-name="T4"><text:tab/>-&gt; sh_cross</text:span></text:p>
      <text:p text:style-name="Standard"><text:span text:style-name="T4"><text:tab/>-&gt; rm sh_cross</text:span></text:p>
      <text:p text:style-name="Standard"><text:span text:style-name="T4"><text:tab/>-&gt; cd /home/deckerp/Software/LSNM/pearce_test/auditory</text:span></text:p>
      <text:p text:style-name="Standard"><text:span text:style-name="T4"><text:tab/>-&gt; /home/deckerp/Software/LSNM/pearce_test/auditory/bin/au_sim1 auseq3</text:span></text:p>
      <text:p text:style-name="Standard"><text:span text:style-name="T4"><text:tab/>-&gt; gzip *.out</text:span></text:p>
      <text:p text:style-name="Standard"><text:span text:style-name="T4"><text:tab/>-&gt; cd noisy/b30</text:span></text:p>
      <text:p text:style-name="Standard"><text:span text:style-name="T4"><text:tab/>-&gt; mkdir trial3</text:span></text:p>
      <text:p text:style-name="Standard"><text:span text:style-name="T4"><text:tab/>-&gt; cd /home/deckerp/Software/LSNM/pearce_test/auditory</text:span></text:p>
      <text:p text:style-name="Standard"><text:span text:style-name="T4"><text:tab/>-&gt; mv spec_pet.m noisy/b30/trial3/</text:span></text:p>
      <text:p text:style-name="Standard"><text:span text:style-name="T4"><text:tab/>-&gt; mv *.out* noisy/b30/trial3/</text:span></text:p>
      <text:p text:style-name="Standard"><text:span text:style-name="T4"><text:tab/>-&gt; cp /home/deckerp/Software/LSNM/pearce_test/auditory/weights/cross/aucrosslist.txt noisy/b30/trial3/aucrosslist3.txt</text:span></text:p>
      <text:p text:style-name="Standard"><text:span text:style-name="T4"></text:span></text:p>
      <text:p text:style-name="Standard"><text:span text:style-name="T4"><text:tab/>-&gt; mv noisy /home/deckerp/Software/LSNM/pearce_test/auditory/dump/subj1</text:span></text:p>
      <text:p text:style-name="Standard"><text:span text:style-name="T4"></text:span></text:p>
      <text:p text:style-name="Standard"><text:span text:style-name="T4"><text:tab/>-&gt; rm weights/right/*.w</text:span></text:p>
      <text:p text:style-name="Standard"><text:span text:style-name="T4"><text:tab/>-&gt; rm weights/left/*.w</text:span></text:p>
      <text:p text:style-name="Standard"><text:span text:style-name="T4"><text:tab/>-&gt; cd weights/cross</text:span></text:p>
      <text:p text:style-name="Standard"><text:span text:style-name="T4"><text:tab/>-&gt; rm ea*.w</text:span></text:p>
      <text:p text:style-name="Standard"><text:span text:style-name="T4"><text:tab/>-&gt; rm eg*.w</text:span></text:p>
      <text:p text:style-name="Standard"><text:span text:style-name="T4"><text:tab/>-&gt; rm *.w</text:span></text:p>
      <text:p text:style-name="Standard"><text:span text:style-name="T4"><text:tab/>-&gt; rm aucrosslist.txt</text:span></text:p>
      <text:p text:style-name="Standard"><text:span text:style-name="T4"><text:tab/>-&gt; cd /home/deckerp/Software/LSNM/pearce_test/auditory</text:span></text:p>
      <text:p text:style-name="Standard"><text:span text:style-name="T4"><text:tab/>-&gt; rm code/netgenC_au.in</text:span></text:p>
      <text:p text:style-name="Standard"><text:span text:style-name="T4"><text:tab/>-&gt; rm sfiles/*attn*.s<text:tab/></text:span></text:p>
      <text:p text:style-name="Standard"><text:span text:style-name="T4"/></text:p>
      <text:p text:style-name="Standard"><text:span text:style-name="T4"><text:tab/>Section III. Files</text:span></text:p>
      <text:p text:style-name="Standard"><text:span text:style-name="T4"><text:tab/>in /code</text:span></text:p>
      <text:p text:style-name="Standard"><text:span text:style-name="T4"><text:tab/><text:tab/>altgenw_au.cc/in: Notes state that this code produces netgenC_au.in. </text:span></text:p>
      <text:p text:style-name="P2"><text:soft-page-break/><text:tab/><text:tab/>altgenw_L_au.cc/in: </text:p>
      <text:p text:style-name="P2"><text:tab/><text:tab/>crossws_au.cc/in: Creates all of the *.ws files for the <text:span text:style-name="T2">/weights/cross</text:span> directory. Notes state that the input file has 2 lines for “fanout specification”. 1<text:span text:style-name="T6">St</text:span> line is for homologous and 2<text:span text:style-name="T6">nd</text:span> line is for non-homologous.</text:p>
      <text:p text:style-name="P2"><text:tab/><text:tab/>crosswt_au_i.cc/in: Generates *.w files. 1<text:span text:style-name="T6">St</text:span> line of input file specifies which version of netgen (?) we are using.</text:p>
      <text:p text:style-name="P2"><text:tab/><text:tab/>genw_au./in</text:p>
      <text:p text:style-name="P2"><text:tab/><text:tab/>mkattn_au.cc (BASE)</text:p>
      <text:p text:style-name="P2"><text:tab/><text:tab/>makefile</text:p>
      <text:p text:style-name="P2"><text:tab/><text:tab/>netgenC_au.in (see below for why this needs to be present)</text:p>
      <text:p text:style-name="P2"><text:tab/><text:tab/>netgenC_L_au.in (see below for why this needs to be present)</text:p>
      <text:p text:style-name="P2"><text:tab/><text:tab/>itoa.cc/o</text:p>
      <text:p text:style-name="P2"><text:tab/><text:tab/>mkbatch*_au.cc/in</text:p>
      <text:p text:style-name="P2"><text:tab/><text:tab/>appb1</text:p>
      <text:p text:style-name="P2"><text:tab/><text:tab/>appb2</text:p>
      <text:p text:style-name="P2"><text:tab/><text:tab/>appb3</text:p>
      <text:p text:style-name="P2"><text:tab/><text:tab/>makefile</text:p>
      <text:p text:style-name="P2"><text:tab/>in /code/net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cker P</meta:initial-creator>
    <meta:creation-date>2013-09-24T11:06:30</meta:creation-date>
    <dc:date>2013-09-30T14:03:01</dc:date>
    <dc:creator>Decker P</dc:creator>
    <meta:editing-duration>P5DT1H25M33S</meta:editing-duration>
    <meta:editing-cycles>29</meta:editing-cycles>
    <meta:generator>LibreOffice/3.4$Unix LibreOffice_project/340m1$Build-502</meta:generator>
    <meta:document-statistic meta:table-count="0" meta:image-count="0" meta:object-count="0" meta:page-count="7" meta:paragraph-count="221" meta:word-count="2057" meta:character-count="14766" meta:non-whitespace-character-count="12609"/>
  </office:meta>
</office:document-meta>
</file>